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 style:writing-mode="lr-tb"/>
      <style:text-properties style:font-name="Century Gothic" fo:font-size="11pt" fo:language="en" fo:country="US" officeooo:rsid="00121733" officeooo:paragraph-rsid="001c41f8" style:font-name-asian="Calibri" style:font-size-asian="11pt" style:font-name-complex="Times New Roman" style:font-size-complex="11pt"/>
    </style:style>
    <style:style style:name="P6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7" style:family="paragraph" style:parent-style-name="Footer" style:master-page-name="Standard">
      <style:paragraph-properties style:page-number="auto"/>
    </style:style>
    <style:style style:name="P8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9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0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1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T4" style:family="text">
      <style:text-properties officeooo:rsid="000acf47"/>
    </style:style>
    <style:style style:name="T5" style:family="text">
      <style:text-properties officeooo:rsid="000d837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72709"/>
    </style:style>
    <style:style style:name="T8" style:family="text">
      <style:text-properties officeooo:rsid="001866af"/>
    </style:style>
    <style:style style:name="T9" style:family="text">
      <style:text-properties officeooo:rsid="001c41f8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1">[NAME]</text:p>
            <text:p text:style-name="P6">[JOB_TITLE]</text:p>
            <text:p text:style-name="Contact_20_info">[PHONE] – <text:span text:style-name="T4">[EMAIL] - </text:span><text:span text:style-name="T5">[WEBSITE]</text:span></text:p>
            <text:p text:style-name="P3">Progressively maintain extensive infomediaries via extensible niches. Dramatically disseminate standardized metrics after resource-leveling processes. Objectively pursue diverse catalysts for change for interoperable meta-services.</text:p>
            <text:p text:style-name="P2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8" text:outline-level="1">Experience</text:h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><text:span text:style-name="Bold_20_Expanded"><text:span text:style-name="T3">SENIOR DESIGNER</text:span></text:span><text:span text:style-name="T2">: Creative Bee (Orlando, FL), 2011 – present </text:span></text:p>
            <text:p text:style-name="P3">Sedconsecteturporttitorleo, et accumsannibhpellentesque vitae. Utvariusgravidaloremsedeuismod. Vestibulum ante ipsumprimis in faucibusorciluctus et ultricesposuerecubiliaCurae; Donecfringillaeratimperdietsollicitudintempus. </text:p>
            <text:p text:style-name="P1"><text:span text:style-name="Bold_20_Expanded"><text:span text:style-name="T3">ASSISTANT DESIGNER</text:span></text:span><text:span text:style-name="T2">: Gravity Designs (Clear Water, FL), 2005 – 2011</text:span></text:p>
            <text:p text:style-name="P3">Proineutinciduntsapien. Quisque semper, diam in molestiecommodo, magna nisltempusdolor, egetfringillalectusurnavelipsum.</text:p>
            <text:p text:style-name="P1"><text:span text:style-name="Bold_20_Expanded"><text:span text:style-name="T3">ART DIRECTOR</text:span></text:span><text:span text:style-name="T2">: Blue Bee Art (Daytona Beach, FL), 1998 – 1999</text:span></text:p>
            <text:p text:style-name="P3">Sedsuscipit ante in arcuegestasconvallis. Etiamfermentumtellussitamettristiqueultrices. Nulla id auctorarcu. Nullam ante sem, euismod non tellusvel, blanditgravidadui. Sedsodalesdignissimnisl,velinterdumloremlobortiseu.</text:p>
            <text:p text:style-name="P3"/>
            <text:section text:style-name="Sect1" text:name="experience-section">
              <text:p text:style-name="P5"><text:span text:style-name="T6">[CV_UNIT_NAME]</text:span>: <text:span text:style-name="T8">[CV_UNIT_</text:span><text:span text:style-name="T9">START</text:span><text:span text:style-name="T8">_DATE]</text:span><text:span text:style-name="T7"> - </text:span><text:span text:style-name="T8">[CV_UNIT_END_DATE]</text:span><text:span text:style-name="T7"> </text:span></text:p>
              <text:p text:style-name="P4">[CV_UNIT_CONTENT]</text:p>
            </text:section>
            <text:p text:style-name="P3"/>
            <text:p text:style-name="P3"/>
          </table:table-cell>
        </table:table-row>
        <table:table-row table:style-name="Table1.3">
          <table:table-cell table:style-name="Table1.A3" office:value-type="string">
            <text:h text:style-name="P8" text:outline-level="1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2"/>
          </table:table-cell>
        </table:table-row>
        <table:table-row table:style-name="Table1.4">
          <table:table-cell table:style-name="Table1.A2" office:value-type="string">
            <text:h text:style-name="P8" text:outline-level="1">Education</text:h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><text:span text:style-name="T3">BACHELOR OF ART</text:span><text:span text:style-name="T2">: Orlando State University (Orlando, FL), 2002 – 2011</text:span></text:p>
            <text:p text:style-name="P3">Sedconsecteturporttitorleo, et accumsannibhpellentesque vitae. Utvariusgravidaloremsedeuismod. Vestibulum ante ipsumprimis in faucibusorciluctus et ultra cesposuerecubiliaCurae; Donecfringillaeratimperdietsollicitudintempus. </text:p>
            <text:p text:style-name="P1"><text:span text:style-name="Bold_20_Expanded"><text:span text:style-name="T3">COOL DESIGNER</text:span></text:span><text:span text:style-name="T2">: School or Cool Designs (Clear Water, FL), 2005</text:span></text:p>
            <text:p text:style-name="P3">Proineutinciduntsapien. Quisque semper, diam in molestiecommodo, magna nisltempusdolor, egetfringillalectusurnavelipsum.</text:p>
          </table:table-cell>
        </table:table-row>
        <table:table-row table:style-name="Table1.3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  <table:table-row table:style-name="Table1.6">
          <table:table-cell table:style-name="Table1.A2" office:value-type="string">
            <text:h text:style-name="P9" text:outline-level="1">Skills</text:h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><text:span text:style-name="T3">COOL PROJECT</text:span><text:span text:style-name="T2">: Some Great Customer,2011</text:span></text:p>
            <text:p text:style-name="P3">Distinctively re-engineer revolutionary meta-services and premium architectures. Intrinsically incubate intuitive opportunities and real-time potentialities. </text:p>
            <text:p text:style-name="P1"><text:soft-page-break/><text:span text:style-name="Bold_20_Expanded"><text:span text:style-name="T3">GREAT DESIGN APP</text:span></text:span><text:span text:style-name="T2">: Another Customer, 2005</text:span></text:p>
            <text:p text:style-name="P3">Appropriately communicate one-to-one technology after plug-and-play networks and return on investment.</text:p>
          </table:table-cell>
        </table:table-row>
        <table:table-row table:style-name="Table1.3"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text-properties fo:text-transform="uppercase" fo:color="#c45911" loext:opacity="100%" fo:letter-spacing="0.071cm" fo:language="en" fo:country="US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22</meta:editing-cycles>
    <meta:editing-duration>PT1H25M57S</meta:editing-duration>
    <dc:subject>hloom.com</dc:subject>
    <meta:initial-creator>hloom.com </meta:initial-creator>
    <dc:date>2021-03-17T21:52:18.404581306</dc:date>
    <meta:document-statistic meta:table-count="1" meta:image-count="0" meta:object-count="0" meta:page-count="2" meta:paragraph-count="24" meta:word-count="183" meta:character-count="1952" meta:non-whitespace-character-count="1782"/>
  </office:meta>
</office:document-meta>
</file>